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M Mono 12" svg:font-family="'LM Mono 12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margin-left="1.27cm" fo:margin-right="0cm" fo:text-align="center" fo:text-indent="-0.635cm"/>
      <style:text-properties fo:font-size="18pt" style:font-size-asian="18pt" style:font-size-complex="18pt"/>
    </style:style>
    <style:style style:name="P3" style:family="paragraph">
      <style:paragraph-properties fo:margin-left="2.501cm" fo:margin-right="0cm" fo:text-align="center" fo:text-indent="-0.635cm"/>
      <style:text-properties fo:font-size="18pt" style:font-size-asian="18pt" style:font-size-complex="18pt"/>
    </style:style>
    <style:style style:name="P4" style:family="paragraph">
      <style:paragraph-properties fo:margin-left="2.501cm" fo:margin-right="0cm" fo:text-align="start" fo:text-indent="-0.635cm"/>
      <style:text-properties fo:font-size="18pt" style:font-size-asian="18pt" style:font-size-complex="18pt"/>
    </style:style>
    <style:style style:name="P5" style:family="paragraph">
      <style:paragraph-properties fo:margin-left="3.752cm" fo:margin-right="0cm" fo:text-align="start" fo:text-indent="-0.635cm"/>
      <style:text-properties fo:font-size="18pt" style:font-size-asian="18pt" style:font-size-complex="18pt"/>
    </style:style>
    <style:style style:name="P6" style:family="paragraph">
      <style:text-properties fo:font-size="32pt"/>
    </style:style>
    <style:style style:name="P7" style:family="paragraph">
      <style:paragraph-properties fo:text-align="center"/>
    </style:style>
    <style:style style:name="P8" style:family="paragraph">
      <style:paragraph-properties fo:margin-left="3.752cm" fo:margin-right="0cm" fo:text-indent="-0.635cm"/>
      <style:text-properties fo:font-size="18pt" style:font-size-asian="18pt" style:font-size-complex="18pt"/>
    </style:style>
    <style:style style:name="P9" style:family="paragraph">
      <style:paragraph-properties fo:margin-left="3.752cm" fo:margin-right="0cm" fo:text-indent="-0.635cm"/>
    </style:style>
    <style:style style:name="P10" style:family="paragraph">
      <style:paragraph-properties fo:margin-left="3.752cm" fo:margin-right="0cm" fo:text-align="center" fo:text-indent="-0.635cm"/>
    </style:style>
    <style:style style:name="P11" style:family="paragraph">
      <style:paragraph-properties fo:text-align="center"/>
      <style:text-properties fo:font-size="18pt" style:font-size-asian="18pt" style:font-size-complex="18pt"/>
    </style:style>
    <style:style style:name="P1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margin-left="1.251cm" fo:margin-right="0cm" fo:text-indent="0cm"/>
      <style:text-properties fo:font-size="18pt" style:font-size-asian="18pt" style:font-size-complex="18pt"/>
    </style:style>
    <style:style style:name="P14" style:family="paragraph">
      <style:paragraph-properties fo:margin-left="1.251cm" fo:margin-right="0cm" fo:text-align="center" fo:text-indent="0cm"/>
      <style:text-properties fo:font-size="18pt" style:font-size-asian="18pt" style:font-size-complex="18pt"/>
    </style:style>
    <style:style style:name="P15" style:family="paragraph">
      <style:paragraph-properties fo:margin-left="2.501cm" fo:margin-right="0cm" fo:text-align="center" fo:text-indent="0cm"/>
      <style:text-properties fo:font-size="18pt" style:font-size-asian="18pt" style:font-size-complex="18pt"/>
    </style:style>
    <style:style style:name="P16" style:family="paragraph">
      <style:paragraph-properties fo:margin-left="1.251cm" fo:margin-right="0cm" fo:text-indent="0cm"/>
    </style:style>
    <style:style style:name="P17" style:family="paragraph">
      <style:paragraph-properties fo:margin-left="2.501cm" fo:margin-right="0cm" fo:text-align="center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Arial" fo:font-size="40pt" fo:text-shadow="none" fo:font-weight="bold" style:letter-kerning="true" style:font-name-asian="WenQuanYi Zen Hei" style:font-size-asian="40pt" style:font-weight-asian="bold" style:font-name-complex="Lohit Hindi" style:font-size-complex="40pt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Arial" fo:font-size="40pt" fo:text-shadow="none" style:letter-kerning="true" style:font-name-asian="WenQuanYi Zen Hei" style:font-size-asian="40pt" style:font-name-complex="Lohit Hindi" style:font-size-complex="40pt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Arial" fo:font-size="40pt" fo:font-style="italic" fo:text-shadow="none" style:text-underline-style="solid" style:text-underline-width="auto" style:text-underline-color="font-color" style:letter-kerning="true" style:font-name-asian="WenQuanYi Zen Hei" style:font-size-asian="40pt" style:font-style-asian="italic" style:font-name-complex="Lohit Hindi" style:font-size-complex="40pt" style:font-style-complex="italic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Arial" fo:text-shadow="none" style:text-underline-style="none" style:letter-kerning="true" style:font-name-asian="WenQuanYi Zen Hei" style:font-name-complex="Lohit Hindi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font-style="italic" fo:text-shadow="none" style:text-underline-style="none" fo:font-weight="bold" style:letter-kerning="true" style:font-name-asian="WenQuanYi Zen Hei" style:font-size-asian="18pt" style:font-style-asian="italic" style:font-weight-asian="bold" style:font-name-complex="Lohit Hindi" style:font-size-complex="18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WenQuanYi Zen Hei" style:font-size-asian="26pt" style:font-style-asian="normal" style:font-weight-asian="bold" style:font-name-complex="Lohit Hindi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LM Mono 1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italic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Liberation Sans1" fo:font-size="20pt" fo:font-style="normal" fo:text-shadow="none" style:text-underline-style="none" style:letter-kerning="true" style:font-name-asian="WenQuanYi Zen Hei" style:font-size-asian="20pt" style:font-style-asian="normal" style:font-name-complex="Lohit Hindi" style:font-size-complex="20pt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LM Mono 12" fo:font-size="18pt" style:font-size-asian="18pt" style:font-size-complex="18pt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font-name="LM Mono 12"/>
    </style:style>
    <style:style style:name="T26" style:family="text">
      <style:text-properties style:font-name="Liberation Sans3" style:text-underline-style="solid" style:text-underline-width="auto" style:text-underline-color="font-color"/>
    </style:style>
    <style:style style:name="T27" style:family="text">
      <style:text-properties style:font-name="Liberation Sans3"/>
    </style:style>
    <style:style style:name="T28" style:family="text">
      <style:text-properties style:use-window-font-color="true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style:font-name-asian="WenQuanYi Zen Hei" style:font-size-asian="40pt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Liberation Sans1" fo:font-size="40pt" fo:font-style="italic" fo:text-shadow="none" style:text-underline-style="solid" style:text-underline-width="auto" style:text-underline-color="font-color" fo:font-weight="normal" style:letter-kerning="true" style:font-name-asian="WenQuanYi Zen Hei" style:font-size-asian="40pt" style:font-style-asian="italic" style:font-weight-asian="normal" style:font-name-complex="Lohit Hindi" style:font-size-complex="40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LM Mono 12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style:font-name="LM Mono 12" fo:font-size="18pt" fo:font-weight="bold" style:font-size-asian="18pt" style:font-weight-asian="bold" style:font-size-complex="18pt" style:font-weight-complex="bold"/>
    </style:style>
    <style:style style:name="T34" style:family="text">
      <style:text-properties style:font-name="LM Mono 12" fo:font-size="18pt" fo:font-weight="normal" style:font-size-asian="18pt" style:font-weight-asian="normal" style:font-size-complex="18pt" style:font-weight-complex="normal"/>
    </style:style>
    <style:style style:name="T35" style:family="text">
      <style:text-properties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<text:span text:style-name="T1">Python3 – résumé 1</text:span></text:p>
          </draw:text-box>
        </draw:frame>
        <draw:frame presentation:style-name="pr2" draw:text-style-name="P6" draw:layer="layout" svg:width="25.2cm" svg:height="14.614cm" svg:x="1.4cm" svg:y="3.784cm" presentation:class="subtitle" presentation:user-transformed="true">
          <draw:text-box>
            <text:p text:style-name="P1"><text:span text:style-name="T2">Données</text:span><text:span text:style-name="T3"> – </text:span><text:span text:style-name="T4">data</text:span></text:p>
            <text:p text:style-name="P1"><text:span text:style-name="T5"/></text:p>
            <text:p text:style-name="P1"><text:span text:style-name="T5">possède un </text:span><text:span text:style-name="T6">type</text:span><text:span text:style-name="T7"> qui correspond à une certaine manière d'écrire l'information en mémoire.</text:span></text:p>
            <text:p text:style-name="P1"><text:span text:style-name="T7"/></text:p>
            <text:p text:style-name="P2"><text:span text:style-name="T8"><text:s/></text:span><text:span text:style-name="T8">I - Données prédéfinies</text:span><text:span text:style-name="T9"> par python :</text:span></text:p>
            <text:p text:style-name="P2"><text:span text:style-name="T7"/></text:p>
            <text:p text:style-name="P3"><text:span text:style-name="T10">1°)</text:span><text:span text:style-name="T7"> </text:span><text:span text:style-name="T11">Données</text:span><text:span text:style-name="T7"> </text:span><text:span text:style-name="T10">élémentaires</text:span></text:p>
            <text:p text:style-name="P4"><text:span text:style-name="T7"/></text:p>
            <text:list text:style-name="L1">
              <text:list-item>
                <text:p text:style-name="P5"><text:span text:style-name="T7"><text:s text:c="3"/></text:span><text:span text:style-name="T7">Entiers : -</text:span><text:span text:style-name="T12">1, 10</text:span><text:span text:style-name="T7">, … </text:span><text:span text:style-name="T13">integer</text:span><text:span text:style-name="T7"> → type </text:span><text:span text:style-name="T10">int</text:span></text:p>
                <text:p text:style-name="P5"><text:span text:style-name="T10"/></text:p>
              </text:list-item>
              <text:list-item>
                <text:p text:style-name="P5"><text:span text:style-name="T7"><text:s text:c="3"/></text:span><text:span text:style-name="T7">Réels (nombres décimaux): </text:span><text:span text:style-name="T12">2.0, 1.32</text:span><text:span text:style-name="T7">, …, </text:span><text:span text:style-name="T13">float</text:span><text:span text:style-name="T7"> → type </text:span><text:span text:style-name="T10">float</text:span></text:p>
                <text:p text:style-name="P5"><text:span text:style-name="T10"/></text:p>
              </text:list-item>
              <text:list-item>
                <text:p text:style-name="P5"><text:span text:style-name="T7"><text:s text:c="3"/></text:span><text:span text:style-name="T7">Booléens : </text:span><text:span text:style-name="T12">True</text:span><text:span text:style-name="T7"> ou </text:span><text:span text:style-name="T12">False</text:span><text:span text:style-name="T7"> → type </text:span><text:span text:style-name="T10">bool</text:span></text:p>
                <text:p text:style-name="P5"><text:span text:style-name="T10"/></text:p>
              </text:list-item>
              <text:list-item>
                <text:p text:style-name="P5"><text:span text:style-name="T7"><text:s text:c="3"/></text:span><text:span text:style-name="T7">Chaînes de caractères: </text:span><text:span text:style-name="T12">'abcd efg'</text:span><text:span text:style-name="T7">, </text:span><text:span text:style-name="T13">string</text:span><text:span text:style-name="T7"> → type </text:span><text:span text:style-name="T10">str</text:span></text:p>
              </text:list-item>
            </text:list>
            <text:p text:style-name="P1"><text:span text:style-name="T7"/></text:p>
            <text:p text:style-name="P1"><text:span text:style-name="T7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<text:span text:style-name="T14">Python3 – résumé 1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 text:style-name="P7"><text:span text:style-name="T15">I - Données prédéfinis</text:span> par python (suite)</text:p>
            <text:p text:style-name="P3"><text:span text:style-name="T16">2°)</text:span><text:span text:style-name="T17"> Données </text:span><text:span text:style-name="T16">composites</text:span><text:span text:style-name="T18"> ou «conteneurs»</text:span></text:p>
            <text:p text:style-name="P3"><text:span text:style-name="T19">comme un «sac» qui sert à rassembler différents objets.</text:span></text:p>
            <text:list text:style-name="L2">
              <text:list-item>
                <text:p text:style-name="P8"><text:span text:style-name="T20">Listes</text:span><text:span text:style-name="T19"> ou séquences : </text:span><text:span text:style-name="T19"><text:line-break/></text:span><text:span text:style-name="T12">[-1, 2.0, True, 'ah ah', une_autre_liste]</text:span><text:span text:style-name="T19"> → type </text:span><text:span text:style-name="T20">list</text:span></text:p>
              </text:list-item>
              <text:list-item>
                <text:p text:style-name="P9"><text:span text:style-name="T20">Dictionnaires </text:span><text:span text:style-name="T19">: </text:span><text:span text:style-name="T19"><text:line-break/></text:span><text:span text:style-name="T21">{cle1 : val1, cle2 : val2, …}</text:span><text:span text:style-name="T19"> → type </text:span><text:span text:style-name="T20">dict</text:span><text:span text:style-name="T19">.</text:span></text:p>
              </text:list-item>
            </text:list>
            <text:p text:style-name="P10"><text:span text:style-name="T20">3°)</text:span><text:span text:style-name="T19"> </text:span><text:span text:style-name="T18">Données</text:span><text:span text:style-name="T19"> </text:span><text:span text:style-name="T20">définies</text:span><text:span text:style-name="T19"> par le programmeur par l'intermédiaire d'une «</text:span><text:span text:style-name="T20">classe</text:span><text:span text:style-name="T19">» (plus tard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<text:span text:style-name="T14">Python3 – résumé 1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 text:style-name="P1"><text:span text:style-name="T22">Affectation </text:span>: </text:p>
            <text:p text:style-name="P11">enregistrement d'une donnée par l'intermédiaire d'une variable.</text:p>
            <text:p text:style-name="P1"><text:span text:style-name="T22">Variable </text:span>: </text:p>
            <text:p text:style-name="P11">mot (sans espace) ou étiquette servant à manipuler une donnée.</text:p>
            <text:p text:style-name="P1"><text:span text:style-name="T22">Expression </text:span>: </text:p>
            <text:p text:style-name="P11">combinaison <text:span text:style-name="T23">bien formée</text:span> d'opérations et de données ; </text:p>
            <text:p text:style-name="P11">Le résultat est appelé <text:span text:style-name="T15">valeur de l'expression</text:span>.</text:p>
            <text:p text:style-name="P1"><text:span text:style-name="T22">Opérations </text:span>: </text:p>
            <text:p text:style-name="P11">addition, soustraction (…) fonctions et méthodes.</text:p>
            <text:p text:style-name="P11"><text:span text:style-name="T24">Arithmétiques</text:span> : <text:span text:style-name="T25">+, -, *, /, //, %, **</text:span></text:p>
            <text:p text:style-name="P11"><text:span text:style-name="T24">Comparaisons - conditions</text:span> : <text:span text:style-name="T25">&lt;, &lt;=, &gt;, &gt;=, ==, !=, in, not, and, or</text:span></text:p>
            <text:p text:style-name="P11"><text:span text:style-name="T26">Conversions</text:span><text:span text:style-name="T27"> :</text:span><text:span text:style-name="T25"> int(), float(), bool(), str(), ..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<text:span text:style-name="T14">Python3 – résumé 1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 text:style-name="P12"><text:span text:style-name="T28">Entrées/Sorties – </text:span><text:span text:style-name="T29">Input/Output</text:span></text:p>
            <text:p text:style-name="P11"><text:span text:style-name="T19">Instructions dont le rôle est de permettre </text:span></text:p>
            <text:p text:style-name="P11"><text:span text:style-name="T19">le </text:span><text:span text:style-name="T20">dialogue</text:span></text:p>
            <text:p text:style-name="P11"><text:span text:style-name="T30">entre le programme et l'utilisateur.</text:span></text:p>
            <text:p text:style-name="P13"><text:span text:style-name="T20">Entrées </text:span><text:span text:style-name="T19">: Utilisateur → programme. </text:span></text:p>
            <text:p text:style-name="P14"><text:span text:style-name="T19">prompt, champ de saisi, bouton … ; en python :</text:span></text:p>
            <text:p text:style-name="P15"><text:span text:style-name="T12">reponse = </text:span><text:span text:style-name="T31">input</text:span><text:span text:style-name="T12">('Pouvez-vous m'indiquer votre age ?')</text:span></text:p>
            <text:p text:style-name="P16"><text:span text:style-name="T22">Sorties </text:span><text:span text:style-name="T32">: Programme → utilisateur.</text:span></text:p>
            <text:p text:style-name="P14"><text:span text:style-name="T19">afficher un texte, lancer un son …, en python :</text:span></text:p>
            <text:p text:style-name="P17"><text:span text:style-name="T33">print</text:span><text:span text:style-name="T34">('Je vous informe que le résultat est :', resultat)</text:span></text:p>
            <text:p text:style-name="P15"><text:span text:style-name="T12"/></text:p>
            <text:p text:style-name="P15"><text:span text:style-name="T35"/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M Mono 12" svg:font-family="'LM Mono 12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itation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3T17:26:18.522028589</meta:creation-date>
    <meta:editing-duration>PT3M54S</meta:editing-duration>
    <meta:editing-cycles>2</meta:editing-cycles>
    <dc:date>2014-11-23T18:02:34.594011345</dc:date>
    <meta:document-statistic meta:object-count="49"/>
    <meta:generator>LibreOffice/4.2.7.2$Linux_X86_64 LibreOffice_project/420m0$Build-2</meta:generator>
  </office:meta>
</office:document-meta>
</file>